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80808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3cm" svg:stroke-color="#000000" draw:marker-start="Arrow_20_concave" draw:marker-start-width="0.199cm" draw:marker-start-center="false" draw:marker-end-width="0.199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3cm" svg:stroke-color="#000000" draw:marker-start-width="0.245cm" draw:marker-start-center="false" draw:marker-end="Arrow_20_concave" draw:marker-end-width="0.199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863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864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865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866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2867" svg:stroke-width="0.019cm" svg:stroke-color="#808080" draw:marker-start-width="0.302cm" draw:marker-start-center="false" draw:marker-end-width="0.302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2868" svg:stroke-width="0.019cm" svg:stroke-color="#000000" draw:marker-start-width="0.302cm" draw:marker-start-center="false" draw:marker-end-width="0.302cm" draw:marker-end-center="false" draw:fill="none" draw:fill-color="#ffffff" fo:min-height="0.13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2869" svg:stroke-width="0.03cm" svg:stroke-color="#808080" draw:marker-start-width="0.318cm" draw:marker-start-center="false" draw:marker-end-width="0.318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2870" svg:stroke-width="0.03cm" svg:stroke-color="#808080" draw:marker-start-width="0.318cm" draw:marker-start-center="false" draw:marker-end-width="0.318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3cm" svg:stroke-color="#000000" draw:marker-start-width="0.215cm" draw:marker-start-center="false" draw:marker-end-width="0.21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2871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2872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2873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2874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stroke-dash="Dashed_20__28_var_29__20_2875" svg:stroke-width="0.019cm" svg:stroke-color="#808080" draw:marker-start-width="0.302cm" draw:marker-start-center="false" draw:marker-end-width="0.302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2876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2877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2878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2879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2" style:family="graphic" style:parent-style-name="standard">
      <style:graphic-properties draw:stroke="none" draw:stroke-dash="Dashed_20__28_var_29__20_2880" svg:stroke-width="0.019cm" svg:stroke-color="#808080" draw:marker-start-width="0.302cm" draw:marker-start-center="false" draw:marker-end-width="0.302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2881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2882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2883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2884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7" style:family="graphic" style:parent-style-name="standard">
      <style:graphic-properties draw:stroke="none" draw:stroke-dash="Dashed_20__28_var_29__20_2885" svg:stroke-width="0.019cm" svg:stroke-color="#808080" draw:marker-start-width="0.302cm" draw:marker-start-center="false" draw:marker-end-width="0.302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2886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2887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ed_20__28_var_29__20_2888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2889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2" style:family="graphic" style:parent-style-name="standard">
      <style:graphic-properties draw:stroke="none" draw:stroke-dash="Dashed_20__28_var_29__20_2890" svg:stroke-width="0.019cm" svg:stroke-color="#808080" draw:marker-start-width="0.302cm" draw:marker-start-center="false" draw:marker-end-width="0.302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2891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2892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2893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2894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7" style:family="graphic" style:parent-style-name="standard">
      <style:graphic-properties draw:stroke="none" draw:stroke-dash="Dashed_20__28_var_29__20_2895" svg:stroke-width="0.019cm" svg:stroke-color="#808080" draw:marker-start-width="0.302cm" draw:marker-start-center="false" draw:marker-end-width="0.302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79cm" svg:y1="13.628cm" svg:x2="12.773cm" svg:y2="13.628cm">
            <text:p/>
          </draw:line>
          <draw:line draw:style-name="gr1" draw:text-style-name="P1" draw:layer="layout" svg:x1="9.118cm" svg:y1="13.633cm" svg:x2="9.118cm" svg:y2="16.291cm">
            <text:p/>
          </draw:line>
          <draw:line draw:style-name="gr1" draw:text-style-name="P1" draw:layer="layout" svg:x1="9.453cm" svg:y1="13.633cm" svg:x2="9.453cm" svg:y2="16.289cm">
            <text:p/>
          </draw:line>
          <draw:line draw:style-name="gr1" draw:text-style-name="P1" draw:layer="layout" svg:x1="9.783cm" svg:y1="13.633cm" svg:x2="9.783cm" svg:y2="16.291cm">
            <text:p/>
          </draw:line>
          <draw:line draw:style-name="gr1" draw:text-style-name="P1" draw:layer="layout" svg:x1="10.113cm" svg:y1="13.633cm" svg:x2="10.113cm" svg:y2="16.291cm">
            <text:p/>
          </draw:line>
          <draw:line draw:style-name="gr1" draw:text-style-name="P1" draw:layer="layout" svg:x1="10.448cm" svg:y1="13.633cm" svg:x2="10.448cm" svg:y2="16.291cm">
            <text:p/>
          </draw:line>
          <draw:line draw:style-name="gr2" draw:text-style-name="P1" draw:layer="layout" svg:x1="10.783cm" svg:y1="13.633cm" svg:x2="10.783cm" svg:y2="16.291cm">
            <text:p/>
          </draw:line>
          <draw:line draw:style-name="gr1" draw:text-style-name="P1" draw:layer="layout" svg:x1="11.113cm" svg:y1="13.633cm" svg:x2="11.113cm" svg:y2="16.291cm">
            <text:p/>
          </draw:line>
          <draw:line draw:style-name="gr1" draw:text-style-name="P1" draw:layer="layout" svg:x1="11.443cm" svg:y1="13.633cm" svg:x2="11.443cm" svg:y2="16.291cm">
            <text:p/>
          </draw:line>
          <draw:line draw:style-name="gr1" draw:text-style-name="P1" draw:layer="layout" svg:x1="11.778cm" svg:y1="13.633cm" svg:x2="11.778cm" svg:y2="16.291cm">
            <text:p/>
          </draw:line>
          <draw:line draw:style-name="gr1" draw:text-style-name="P1" draw:layer="layout" svg:x1="12.108cm" svg:y1="13.633cm" svg:x2="12.108cm" svg:y2="16.291cm">
            <text:p/>
          </draw:line>
          <draw:line draw:style-name="gr1" draw:text-style-name="P1" draw:layer="layout" svg:x1="12.443cm" svg:y1="13.633cm" svg:x2="12.443cm" svg:y2="16.291cm">
            <text:p/>
          </draw:line>
          <draw:line draw:style-name="gr1" draw:text-style-name="P1" draw:layer="layout" svg:x1="12.769cm" svg:y1="13.633cm" svg:x2="12.769cm" svg:y2="16.291cm">
            <text:p/>
          </draw:line>
          <draw:line draw:style-name="gr1" draw:text-style-name="P1" draw:layer="layout" svg:x1="8.79cm" svg:y1="13.633cm" svg:x2="8.79cm" svg:y2="16.291cm">
            <text:p/>
          </draw:line>
          <draw:line draw:style-name="gr1" draw:text-style-name="P1" draw:layer="layout" svg:x1="8.79cm" svg:y1="13.961cm" svg:x2="12.773cm" svg:y2="13.961cm">
            <text:p/>
          </draw:line>
          <draw:line draw:style-name="gr1" draw:text-style-name="P1" draw:layer="layout" svg:x1="8.772cm" svg:y1="14.293cm" svg:x2="12.755cm" svg:y2="14.293cm">
            <text:p/>
          </draw:line>
          <draw:line draw:style-name="gr1" draw:text-style-name="P1" draw:layer="layout" svg:x1="8.79cm" svg:y1="14.626cm" svg:x2="12.773cm" svg:y2="14.626cm">
            <text:p/>
          </draw:line>
          <draw:line draw:style-name="gr3" draw:text-style-name="P1" draw:layer="layout" svg:x1="8.79cm" svg:y1="14.958cm" svg:x2="12.773cm" svg:y2="14.958cm">
            <text:p/>
          </draw:line>
          <draw:line draw:style-name="gr1" draw:text-style-name="P1" draw:layer="layout" svg:x1="8.79cm" svg:y1="15.291cm" svg:x2="12.773cm" svg:y2="15.291cm">
            <text:p/>
          </draw:line>
          <draw:line draw:style-name="gr1" draw:text-style-name="P1" draw:layer="layout" svg:x1="8.79cm" svg:y1="15.623cm" svg:x2="12.773cm" svg:y2="15.623cm">
            <text:p/>
          </draw:line>
          <draw:line draw:style-name="gr1" draw:text-style-name="P1" draw:layer="layout" svg:x1="8.79cm" svg:y1="15.956cm" svg:x2="12.773cm" svg:y2="15.956cm">
            <text:p/>
          </draw:line>
          <draw:line draw:style-name="gr1" draw:text-style-name="P1" draw:layer="layout" svg:x1="8.79cm" svg:y1="16.29cm" svg:x2="12.773cm" svg:y2="16.29cm">
            <text:p/>
          </draw:line>
          <draw:line draw:style-name="gr4" draw:text-style-name="P1" draw:layer="layout" svg:x1="12.039cm" svg:y1="15.358cm" svg:x2="12.171cm" svg:y2="15.226cm">
            <text:p/>
          </draw:line>
          <draw:line draw:style-name="gr5" draw:text-style-name="P1" draw:layer="layout" svg:x1="12.171cm" svg:y1="15.358cm" svg:x2="12.039cm" svg:y2="15.226cm">
            <text:p/>
          </draw:line>
          <draw:line draw:style-name="gr6" draw:text-style-name="P1" draw:layer="layout" svg:x1="12.039cm" svg:y1="15.358cm" svg:x2="12.171cm" svg:y2="15.226cm">
            <text:p/>
          </draw:line>
          <draw:line draw:style-name="gr7" draw:text-style-name="P1" draw:layer="layout" svg:x1="12.171cm" svg:y1="15.358cm" svg:x2="12.039cm" svg:y2="15.226cm">
            <text:p/>
          </draw:line>
          <draw:frame draw:style-name="gr8" draw:text-style-name="P3" draw:layer="layout" svg:width="0.693cm" svg:height="0.624cm" svg:x="11.979cm" svg:y="15cm">
            <draw:text-box>
              <text:p text:style-name="P2"><text:span text:style-name="T1">P</text:span></text:p>
            </draw:text-box>
          </draw:frame>
          <draw:frame draw:style-name="gr9" draw:text-style-name="P3" draw:layer="layout" svg:width="0.186cm" svg:height="0.624cm" svg:x="10.526cm" svg:y="14.963cm">
            <draw:text-box>
              <text:p text:style-name="P2"><text:span text:style-name="T1">O</text:span></text:p>
            </draw:text-box>
          </draw:frame>
          <draw:frame draw:style-name="gr10" draw:text-style-name="P3" draw:layer="layout" svg:width="0.972cm" svg:height="0.624cm" svg:x="9.998cm" svg:y="14.442cm">
            <draw:text-box>
              <text:p text:style-name="P2"><text:span text:style-name="T1">+1</text:span></text:p>
            </draw:text-box>
          </draw:frame>
          <draw:frame draw:style-name="gr11" draw:text-style-name="P3" draw:layer="layout" svg:width="0.972cm" svg:height="0.624cm" svg:x="10.644cm" svg:y="15.021cm">
            <draw:text-box>
              <text:p text:style-name="P2"><text:span text:style-name="T1">+1</text:span></text:p>
            </draw:text-box>
          </draw:frame>
          <draw:line draw:style-name="gr12" draw:text-style-name="P1" draw:layer="layout" svg:x1="11.113cm" svg:y1="14.887cm" svg:x2="11.113cm" svg:y2="15.037cm">
            <text:p/>
          </draw:line>
          <draw:line draw:style-name="gr12" draw:text-style-name="P1" draw:layer="layout" svg:x1="10.859cm" svg:y1="14.639cm" svg:x2="10.711cm" svg:y2="14.639cm">
            <text:p/>
          </draw:line>
          <draw:line draw:style-name="gr13" draw:text-style-name="P1" draw:layer="layout" svg:x1="9.056cm" svg:y1="15.026cm" svg:x2="9.188cm" svg:y2="14.894cm">
            <text:p/>
          </draw:line>
          <draw:line draw:style-name="gr14" draw:text-style-name="P1" draw:layer="layout" svg:x1="9.188cm" svg:y1="15.026cm" svg:x2="9.056cm" svg:y2="14.894cm">
            <text:p/>
          </draw:line>
          <draw:line draw:style-name="gr15" draw:text-style-name="P1" draw:layer="layout" svg:x1="9.056cm" svg:y1="15.026cm" svg:x2="9.188cm" svg:y2="14.894cm">
            <text:p/>
          </draw:line>
          <draw:line draw:style-name="gr16" draw:text-style-name="P1" draw:layer="layout" svg:x1="9.188cm" svg:y1="15.026cm" svg:x2="9.056cm" svg:y2="14.894cm">
            <text:p/>
          </draw:line>
          <draw:frame draw:style-name="gr17" draw:text-style-name="P3" draw:layer="layout" svg:width="0.68cm" svg:height="0.624cm" svg:x="8.597cm" svg:y="14.631cm">
            <draw:text-box>
              <text:p text:style-name="P2"><text:span text:style-name="T1">L</text:span></text:p>
            </draw:text-box>
          </draw:frame>
          <draw:line draw:style-name="gr18" draw:text-style-name="P1" draw:layer="layout" svg:x1="9.716cm" svg:y1="14.36cm" svg:x2="9.85cm" svg:y2="14.229cm">
            <text:p/>
          </draw:line>
          <draw:line draw:style-name="gr19" draw:text-style-name="P1" draw:layer="layout" svg:x1="9.85cm" svg:y1="14.36cm" svg:x2="9.716cm" svg:y2="14.229cm">
            <text:p/>
          </draw:line>
          <draw:line draw:style-name="gr20" draw:text-style-name="P1" draw:layer="layout" svg:x1="9.716cm" svg:y1="14.36cm" svg:x2="9.85cm" svg:y2="14.229cm">
            <text:p/>
          </draw:line>
          <draw:line draw:style-name="gr21" draw:text-style-name="P1" draw:layer="layout" svg:x1="9.85cm" svg:y1="14.36cm" svg:x2="9.716cm" svg:y2="14.229cm">
            <text:p/>
          </draw:line>
          <draw:frame draw:style-name="gr22" draw:text-style-name="P3" draw:layer="layout" svg:width="0.709cm" svg:height="0.624cm" svg:x="9.255cm" svg:y="13.984cm">
            <draw:text-box>
              <text:p text:style-name="P2"><text:span text:style-name="T1">K</text:span></text:p>
            </draw:text-box>
          </draw:frame>
          <draw:line draw:style-name="gr23" draw:text-style-name="P1" draw:layer="layout" svg:x1="11.379cm" svg:y1="16.023cm" svg:x2="11.511cm" svg:y2="15.891cm">
            <text:p/>
          </draw:line>
          <draw:line draw:style-name="gr24" draw:text-style-name="P1" draw:layer="layout" svg:x1="11.511cm" svg:y1="16.023cm" svg:x2="11.379cm" svg:y2="15.891cm">
            <text:p/>
          </draw:line>
          <draw:line draw:style-name="gr25" draw:text-style-name="P1" draw:layer="layout" svg:x1="11.379cm" svg:y1="16.023cm" svg:x2="11.511cm" svg:y2="15.891cm">
            <text:p/>
          </draw:line>
          <draw:line draw:style-name="gr26" draw:text-style-name="P1" draw:layer="layout" svg:x1="11.511cm" svg:y1="16.023cm" svg:x2="11.379cm" svg:y2="15.891cm">
            <text:p/>
          </draw:line>
          <draw:frame draw:style-name="gr27" draw:text-style-name="P3" draw:layer="layout" svg:width="0.777cm" svg:height="0.624cm" svg:x="10.861cm" svg:y="15.607cm">
            <draw:text-box>
              <text:p text:style-name="P2"><text:span text:style-name="T1">M</text:span></text:p>
            </draw:text-box>
          </draw:frame>
          <draw:line draw:style-name="gr28" draw:text-style-name="P1" draw:layer="layout" svg:x1="10.716cm" svg:y1="14.693cm" svg:x2="10.848cm" svg:y2="14.559cm">
            <text:p/>
          </draw:line>
          <draw:line draw:style-name="gr29" draw:text-style-name="P1" draw:layer="layout" svg:x1="10.848cm" svg:y1="14.693cm" svg:x2="10.716cm" svg:y2="14.559cm">
            <text:p/>
          </draw:line>
          <draw:line draw:style-name="gr30" draw:text-style-name="P1" draw:layer="layout" svg:x1="10.716cm" svg:y1="14.693cm" svg:x2="10.848cm" svg:y2="14.559cm">
            <text:p/>
          </draw:line>
          <draw:line draw:style-name="gr31" draw:text-style-name="P1" draw:layer="layout" svg:x1="10.848cm" svg:y1="14.693cm" svg:x2="10.716cm" svg:y2="14.559cm">
            <text:p/>
          </draw:line>
          <draw:frame draw:style-name="gr32" draw:text-style-name="P3" draw:layer="layout" svg:width="0.739cm" svg:height="0.624cm" svg:x="10.637cm" svg:y="14.353cm">
            <draw:text-box>
              <text:p text:style-name="P2"><text:span text:style-name="T1">N</text:span></text:p>
            </draw:text-box>
          </draw:frame>
          <draw:line draw:style-name="gr33" draw:text-style-name="P1" draw:layer="layout" svg:x1="9.388cm" svg:y1="16.023cm" svg:x2="9.52cm" svg:y2="15.891cm">
            <text:p/>
          </draw:line>
          <draw:line draw:style-name="gr34" draw:text-style-name="P1" draw:layer="layout" svg:x1="9.52cm" svg:y1="16.023cm" svg:x2="9.388cm" svg:y2="15.891cm">
            <text:p/>
          </draw:line>
          <draw:line draw:style-name="gr35" draw:text-style-name="P1" draw:layer="layout" svg:x1="9.388cm" svg:y1="16.023cm" svg:x2="9.52cm" svg:y2="15.891cm">
            <text:p/>
          </draw:line>
          <draw:line draw:style-name="gr36" draw:text-style-name="P1" draw:layer="layout" svg:x1="9.52cm" svg:y1="16.023cm" svg:x2="9.388cm" svg:y2="15.891cm">
            <text:p/>
          </draw:line>
          <draw:frame draw:style-name="gr37" draw:text-style-name="P3" draw:layer="layout" svg:width="0.722cm" svg:height="0.624cm" svg:x="8.897cm" svg:y="15.644cm">
            <draw:text-box>
              <text:p text:style-name="P2"><text:span text:style-name="T1">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863" draw:display-name="Dashed (var) 2863" draw:style="rect" draw:dots1="1" draw:dots1-length="0.009cm" draw:dots2="1" draw:dots2-length="0.009cm" draw:distance="0.009cm"/>
    <draw:stroke-dash draw:name="Dashed_20__28_var_29__20_2864" draw:display-name="Dashed (var) 2864" draw:style="rect" draw:dots1="1" draw:dots1-length="0.009cm" draw:dots2="1" draw:dots2-length="0.009cm" draw:distance="0.009cm"/>
    <draw:stroke-dash draw:name="Dashed_20__28_var_29__20_2865" draw:display-name="Dashed (var) 2865" draw:style="rect" draw:dots1="1" draw:dots1-length="0.009cm" draw:dots2="1" draw:dots2-length="0.009cm" draw:distance="0.009cm"/>
    <draw:stroke-dash draw:name="Dashed_20__28_var_29__20_2866" draw:display-name="Dashed (var) 2866" draw:style="rect" draw:dots1="1" draw:dots1-length="0.009cm" draw:dots2="1" draw:dots2-length="0.009cm" draw:distance="0.009cm"/>
    <draw:stroke-dash draw:name="Dashed_20__28_var_29__20_2867" draw:display-name="Dashed (var) 2867" draw:style="rect" draw:dots1="1" draw:dots1-length="0.009cm" draw:dots2="1" draw:dots2-length="0.009cm" draw:distance="0.009cm"/>
    <draw:stroke-dash draw:name="Dashed_20__28_var_29__20_2868" draw:display-name="Dashed (var) 2868" draw:style="rect" draw:dots1="1" draw:dots1-length="0.009cm" draw:dots2="1" draw:dots2-length="0.009cm" draw:distance="0.009cm"/>
    <draw:stroke-dash draw:name="Dashed_20__28_var_29__20_2869" draw:display-name="Dashed (var) 2869" draw:style="rect" draw:dots1="1" draw:dots1-length="0.009cm" draw:dots2="1" draw:dots2-length="0.009cm" draw:distance="0.009cm"/>
    <draw:stroke-dash draw:name="Dashed_20__28_var_29__20_2870" draw:display-name="Dashed (var) 2870" draw:style="rect" draw:dots1="1" draw:dots1-length="0.009cm" draw:dots2="1" draw:dots2-length="0.009cm" draw:distance="0.009cm"/>
    <draw:stroke-dash draw:name="Dashed_20__28_var_29__20_2871" draw:display-name="Dashed (var) 2871" draw:style="rect" draw:dots1="1" draw:dots1-length="0.009cm" draw:dots2="1" draw:dots2-length="0.009cm" draw:distance="0.009cm"/>
    <draw:stroke-dash draw:name="Dashed_20__28_var_29__20_2872" draw:display-name="Dashed (var) 2872" draw:style="rect" draw:dots1="1" draw:dots1-length="0.009cm" draw:dots2="1" draw:dots2-length="0.009cm" draw:distance="0.009cm"/>
    <draw:stroke-dash draw:name="Dashed_20__28_var_29__20_2873" draw:display-name="Dashed (var) 2873" draw:style="rect" draw:dots1="1" draw:dots1-length="0.009cm" draw:dots2="1" draw:dots2-length="0.009cm" draw:distance="0.009cm"/>
    <draw:stroke-dash draw:name="Dashed_20__28_var_29__20_2874" draw:display-name="Dashed (var) 2874" draw:style="rect" draw:dots1="1" draw:dots1-length="0.009cm" draw:dots2="1" draw:dots2-length="0.009cm" draw:distance="0.009cm"/>
    <draw:stroke-dash draw:name="Dashed_20__28_var_29__20_2875" draw:display-name="Dashed (var) 2875" draw:style="rect" draw:dots1="1" draw:dots1-length="0.009cm" draw:dots2="1" draw:dots2-length="0.009cm" draw:distance="0.009cm"/>
    <draw:stroke-dash draw:name="Dashed_20__28_var_29__20_2876" draw:display-name="Dashed (var) 2876" draw:style="rect" draw:dots1="1" draw:dots1-length="0.009cm" draw:dots2="1" draw:dots2-length="0.009cm" draw:distance="0.009cm"/>
    <draw:stroke-dash draw:name="Dashed_20__28_var_29__20_2877" draw:display-name="Dashed (var) 2877" draw:style="rect" draw:dots1="1" draw:dots1-length="0.009cm" draw:dots2="1" draw:dots2-length="0.009cm" draw:distance="0.009cm"/>
    <draw:stroke-dash draw:name="Dashed_20__28_var_29__20_2878" draw:display-name="Dashed (var) 2878" draw:style="rect" draw:dots1="1" draw:dots1-length="0.009cm" draw:dots2="1" draw:dots2-length="0.009cm" draw:distance="0.009cm"/>
    <draw:stroke-dash draw:name="Dashed_20__28_var_29__20_2879" draw:display-name="Dashed (var) 2879" draw:style="rect" draw:dots1="1" draw:dots1-length="0.009cm" draw:dots2="1" draw:dots2-length="0.009cm" draw:distance="0.009cm"/>
    <draw:stroke-dash draw:name="Dashed_20__28_var_29__20_2880" draw:display-name="Dashed (var) 2880" draw:style="rect" draw:dots1="1" draw:dots1-length="0.009cm" draw:dots2="1" draw:dots2-length="0.009cm" draw:distance="0.009cm"/>
    <draw:stroke-dash draw:name="Dashed_20__28_var_29__20_2881" draw:display-name="Dashed (var) 2881" draw:style="rect" draw:dots1="1" draw:dots1-length="0.009cm" draw:dots2="1" draw:dots2-length="0.009cm" draw:distance="0.009cm"/>
    <draw:stroke-dash draw:name="Dashed_20__28_var_29__20_2882" draw:display-name="Dashed (var) 2882" draw:style="rect" draw:dots1="1" draw:dots1-length="0.009cm" draw:dots2="1" draw:dots2-length="0.009cm" draw:distance="0.009cm"/>
    <draw:stroke-dash draw:name="Dashed_20__28_var_29__20_2883" draw:display-name="Dashed (var) 2883" draw:style="rect" draw:dots1="1" draw:dots1-length="0.009cm" draw:dots2="1" draw:dots2-length="0.009cm" draw:distance="0.009cm"/>
    <draw:stroke-dash draw:name="Dashed_20__28_var_29__20_2884" draw:display-name="Dashed (var) 2884" draw:style="rect" draw:dots1="1" draw:dots1-length="0.009cm" draw:dots2="1" draw:dots2-length="0.009cm" draw:distance="0.009cm"/>
    <draw:stroke-dash draw:name="Dashed_20__28_var_29__20_2885" draw:display-name="Dashed (var) 2885" draw:style="rect" draw:dots1="1" draw:dots1-length="0.009cm" draw:dots2="1" draw:dots2-length="0.009cm" draw:distance="0.009cm"/>
    <draw:stroke-dash draw:name="Dashed_20__28_var_29__20_2886" draw:display-name="Dashed (var) 2886" draw:style="rect" draw:dots1="1" draw:dots1-length="0.009cm" draw:dots2="1" draw:dots2-length="0.009cm" draw:distance="0.009cm"/>
    <draw:stroke-dash draw:name="Dashed_20__28_var_29__20_2887" draw:display-name="Dashed (var) 2887" draw:style="rect" draw:dots1="1" draw:dots1-length="0.009cm" draw:dots2="1" draw:dots2-length="0.009cm" draw:distance="0.009cm"/>
    <draw:stroke-dash draw:name="Dashed_20__28_var_29__20_2888" draw:display-name="Dashed (var) 2888" draw:style="rect" draw:dots1="1" draw:dots1-length="0.009cm" draw:dots2="1" draw:dots2-length="0.009cm" draw:distance="0.009cm"/>
    <draw:stroke-dash draw:name="Dashed_20__28_var_29__20_2889" draw:display-name="Dashed (var) 2889" draw:style="rect" draw:dots1="1" draw:dots1-length="0.009cm" draw:dots2="1" draw:dots2-length="0.009cm" draw:distance="0.009cm"/>
    <draw:stroke-dash draw:name="Dashed_20__28_var_29__20_2890" draw:display-name="Dashed (var) 2890" draw:style="rect" draw:dots1="1" draw:dots1-length="0.009cm" draw:dots2="1" draw:dots2-length="0.009cm" draw:distance="0.009cm"/>
    <draw:stroke-dash draw:name="Dashed_20__28_var_29__20_2891" draw:display-name="Dashed (var) 2891" draw:style="rect" draw:dots1="1" draw:dots1-length="0.009cm" draw:dots2="1" draw:dots2-length="0.009cm" draw:distance="0.009cm"/>
    <draw:stroke-dash draw:name="Dashed_20__28_var_29__20_2892" draw:display-name="Dashed (var) 2892" draw:style="rect" draw:dots1="1" draw:dots1-length="0.009cm" draw:dots2="1" draw:dots2-length="0.009cm" draw:distance="0.009cm"/>
    <draw:stroke-dash draw:name="Dashed_20__28_var_29__20_2893" draw:display-name="Dashed (var) 2893" draw:style="rect" draw:dots1="1" draw:dots1-length="0.009cm" draw:dots2="1" draw:dots2-length="0.009cm" draw:distance="0.009cm"/>
    <draw:stroke-dash draw:name="Dashed_20__28_var_29__20_2894" draw:display-name="Dashed (var) 2894" draw:style="rect" draw:dots1="1" draw:dots1-length="0.009cm" draw:dots2="1" draw:dots2-length="0.009cm" draw:distance="0.009cm"/>
    <draw:stroke-dash draw:name="Dashed_20__28_var_29__20_2895" draw:display-name="Dashed (var) 2895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0:35:02.905279220</meta:creation-date>
    <dc:date>2018-03-15T10:36:04.491951867</dc:date>
    <meta:editing-duration>PT1M1S</meta:editing-duration>
    <meta:editing-cycles>1</meta:editing-cycles>
    <meta:document-statistic meta:object-count="58"/>
    <meta:generator>LibreOffice/6.0.0.3$MacOSX_X86_64 LibreOffice_project/64a0f66915f38c6217de274f0aa8e15618924765</meta:generator>
  </office:meta>
</office:document-meta>
</file>